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style:rel-width="100%" table:align="left"/>
    </style:style>
    <style:style style:name="Tabla1.A" style:family="table-column">
      <style:table-column-properties style:column-width="2.27cm" style:rel-column-width="8751*"/>
    </style:style>
    <style:style style:name="Tabla1.B" style:family="table-column">
      <style:table-column-properties style:column-width="3.392cm" style:rel-column-width="13075*"/>
    </style:style>
    <style:style style:name="Tabla1.C" style:family="table-column">
      <style:table-column-properties style:column-width="3.09cm" style:rel-column-width="11912*"/>
    </style:style>
    <style:style style:name="Tabla1.D" style:family="table-column">
      <style:table-column-properties style:column-width="5.988cm" style:rel-column-width="23084*"/>
    </style:style>
    <style:style style:name="Tabla1.E" style:family="table-column">
      <style:table-column-properties style:column-width="2.26cm" style:rel-column-width="8713*"/>
    </style:style>
    <style:style style:name="Tabla1.A1" style:family="table-cell">
      <style:table-cell-properties style:vertical-align="middle" fo:padding="0.397cm" fo:border="none"/>
    </style:style>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5">
      <style:paragraph-properties fo:margin-top="0cm" fo:margin-bottom="0cm" style:contextual-spacing="false"/>
    </style:style>
    <style:style style:name="T1" style:family="text">
      <style:text-properties fo:font-style="itali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Política de Cookies</text:h>
      <text:p text:style-name="Text_20_body">En esta web se utilizan cookies de terceros y propias para conseguir que tengas una mejor experiencia de navegación, puedas compartir contenido en redes sociales y para que podamos obtener estadísticas de los usuarios.<text:line-break/><text:line-break/>Puedes evitar la descarga de cookies a través de la configuración de tu navegador, evitando que las cookies se almacenen en su dispositivo.<text:line-break/><text:line-break/>Como propietario de este sitio web, te comunico que no utilizamos ninguna información personal procedente de cookies, tan sólo realizamos estadísticas generales de visitas que no suponen ninguna información personal.<text:line-break/><text:line-break/>Es muy importante que leas la presente política de cookies y comprendas que, si continúas navegando, consideraremos que aceptas su uso.<text:line-break/><text:line-break/>Según los términos incluidos en el artículo 22.2 de la Ley 34/2002 de Servicios de la Sociedad de la Información y Comercio Electrónico, si continúas navegando, estarás prestando tu consentimiento para el empleo de los referidos mecanismos.</text:p>
      <text:h text:style-name="Heading_20_3" text:outline-level="3">Entidad Responsable</text:h>
      <text:p text:style-name="Text_20_body">La entidad responsable de la recogida, procesamiento y utilización de tus datos personales, en el sentido establecido por la Ley de Protección de Datos Personales es la página Irisvilaseca, propiedad de Iris Vilaseca Sáenz – Rambla Poblenou, 161 Barcelona.</text:p>
      <text:h text:style-name="Heading_20_3" text:outline-level="3">¿Qué son las cookies?</text:h>
      <text:p text:style-name="Text_20_body">Las cookies son un conjunto de datos que un servidor deposita en el navegador del usuario para recoger la información de registro estándar de Internet y la información del comportamiento de los visitantes en un sitio web. Es decir, se trata de pequeños archivos de texto que quedan almacenados en el disco duro del ordenador y que sirven para identificar al usuario cuando se conecta nuevamente al sitio web. Su objetivo es registrar la visita del usuario y guardar cierta información. Su uso es común y frecuente en la web ya que permite a las páginas funcionar de manera más eficiente y conseguir una mayor personalización y análisis sobre el comportamiento del usuario.</text:p>
      <text:h text:style-name="Heading_20_3" text:outline-level="3">¿Qué tipos de cookies existen?</text:h>
      <text:p text:style-name="Text_20_body">Las cookies utilizadas en nuestro sitio web, son de sesión y de terceros, y nos permiten almacenar y acceder a información relativa al idioma, el tipo de navegador utilizado, y otras características generales predefinidas por el usuario, así como, seguir y analizar la actividad que lleva a cabo, con el objeto de introducir mejoras y prestar nuestros servicios de una manera más eficiente y personalizada. </text:p>
      <text:p text:style-name="Text_20_body">Las cookies, en función de su permanencia, pueden dividirse en cookies de sesión o permanentes. Las que expiran cuando el usuario cierra el navegador. Las que expiran en función de cuando se cumpla el objetivo para el que sirven (por ejemplo, para que el usuario se mantenga identificado en los servicios de Iris Vilaseca Sáenz) o bien cuando se borran manualmente. </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Table_20_Contents">Nombre</text:p>
          </table:table-cell>
          <table:table-cell table:style-name="Tabla1.A1" office:value-type="string">
            <text:p text:style-name="Table_20_Contents">Tipo</text:p>
          </table:table-cell>
          <table:table-cell table:style-name="Tabla1.A1" office:value-type="string">
            <text:p text:style-name="Table_20_Contents">Caducidad</text:p>
          </table:table-cell>
          <table:table-cell table:style-name="Tabla1.A1" office:value-type="string">
            <text:p text:style-name="Table_20_Contents">Finalidad</text:p>
          </table:table-cell>
          <table:table-cell table:style-name="Tabla1.A1" office:value-type="string">
            <text:p text:style-name="Table_20_Contents">Clase</text:p>
          </table:table-cell>
        </table:table-row>
        <table:table-row>
          <table:table-cell table:style-name="Tabla1.A1" office:value-type="string">
            <text:p text:style-name="Table_20_Contents">__utma</text:p>
          </table:table-cell>
          <table:table-cell table:style-name="Tabla1.A1" office:value-type="string">
            <text:p text:style-name="Table_20_Contents">De Terceros (Google Analytics)</text:p>
          </table:table-cell>
          <table:table-cell table:style-name="Tabla1.A1" office:value-type="string">
            <text:p text:style-name="Table_20_Contents">2 años</text:p>
          </table:table-cell>
          <table:table-cell table:style-name="Tabla1.A1" office:value-type="string">
            <text:p text:style-name="Table_20_Contents">Se usa para distinguir usuarios y sesiones.</text:p>
          </table:table-cell>
          <table:table-cell table:style-name="Tabla1.A1" office:value-type="string">
            <text:p text:style-name="Table_20_Contents">No Exenta</text:p>
          </table:table-cell>
        </table:table-row>
        <table:table-row>
          <table:table-cell table:style-name="Tabla1.A1" office:value-type="string">
            <text:p text:style-name="Table_20_Contents">__utmb</text:p>
          </table:table-cell>
          <table:table-cell table:style-name="Tabla1.A1" office:value-type="string">
            <text:p text:style-name="Table_20_Contents">De Terceros (Google Analytics)</text:p>
          </table:table-cell>
          <table:table-cell table:style-name="Tabla1.A1" office:value-type="string">
            <text:p text:style-name="Table_20_Contents">30 minutos</text:p>
          </table:table-cell>
          <table:table-cell table:style-name="Tabla1.A1" office:value-type="string">
            <text:p text:style-name="Table_20_Contents">Se usa para determinar nuevas sesiones o visitas</text:p>
          </table:table-cell>
          <table:table-cell table:style-name="Tabla1.A1" office:value-type="string">
            <text:p text:style-name="Table_20_Contents">No Exenta</text:p>
          </table:table-cell>
        </table:table-row>
        <table:table-row>
          <table:table-cell table:style-name="Tabla1.A1" office:value-type="string">
            <text:p text:style-name="Table_20_Contents">__utmc</text:p>
          </table:table-cell>
          <table:table-cell table:style-name="Tabla1.A1" office:value-type="string">
            <text:p text:style-name="Table_20_Contents">De Terceros (Google Analytics)</text:p>
          </table:table-cell>
          <table:table-cell table:style-name="Tabla1.A1" office:value-type="string">
            <text:p text:style-name="Table_20_Contents">Al finalizar la sesión</text:p>
          </table:table-cell>
          <table:table-cell table:style-name="Tabla1.A1" office:value-type="string">
            <text:p text:style-name="Table_20_Contents">Se configura para su uso con Urchin</text:p>
          </table:table-cell>
          <table:table-cell table:style-name="Tabla1.A1" office:value-type="string">
            <text:p text:style-name="Table_20_Contents">No Exenta</text:p>
          </table:table-cell>
        </table:table-row>
        <table:table-row>
          <table:table-cell table:style-name="Tabla1.A1" office:value-type="string">
            <text:p text:style-name="Table_20_Contents">__utmz</text:p>
          </table:table-cell>
          <table:table-cell table:style-name="Tabla1.A1" office:value-type="string">
            <text:p text:style-name="Table_20_Contents">De Terceros (Google Analytics)</text:p>
          </table:table-cell>
          <table:table-cell table:style-name="Tabla1.A1" office:value-type="string">
            <text:p text:style-name="Table_20_Contents">6 meses</text:p>
          </table:table-cell>
          <table:table-cell table:style-name="Tabla1.A1" office:value-type="string">
            <text:p text:style-name="Table_20_Contents">Almacena el origen o la campaña que explica cómo el usuario ha llegado hasta la página web</text:p>
          </table:table-cell>
          <table:table-cell table:style-name="Tabla1.A1" office:value-type="string">
            <text:p text:style-name="Table_20_Contents">No Exenta</text:p>
          </table:table-cell>
        </table:table-row>
      </table:table>
      <text:p text:style-name="Text_20_body">Adicionalmente, en función de su objetivo, las cookies pueden clasificarse de la siguiente forma:</text:p>
      <text:h text:style-name="Heading_20_3" text:outline-level="3">Cookies de rendimiento</text:h>
      <text:p text:style-name="Text_20_body">Este tipo de Cookie recuerda sus preferencias para las herramientas que se encuentran en los servicios, por lo que no tiene que volver a configurar el servicio cada vez que usted visita. A modo de ejemplo, en esta tipología se incluyen: Ajustes de volumen de reproductores de vídeo o sonido. Las velocidades de transmisión de vídeo que sean compatibles con su navegador. Los objetos guardados en el “carrito de la compra” en los servicios de e-commerce tales como tiendas.</text:p>
      <text:h text:style-name="Heading_20_3" text:outline-level="3">Cookies de geo-localización</text:h>
      <text:p text:style-name="Text_20_body">Estas cookies son utilizadas para averiguar en qué país se encuentra cuando se solicita un servicio. Esta cookie es totalmente anónima, y sólo se utiliza para ayudar a orientar el contenido a su ubicación.</text:p>
      <text:h text:style-name="Heading_20_3" text:outline-level="3">Cookies de registro</text:h>
      <text:p text:style-name="Text_20_body">Las cookies de registro se generan una vez que el usuario se ha registrado o posteriormente ha abierto su sesión, y se utilizan para identificarle en los servicios con los siguientes objetivos:</text:p>
      <text:p text:style-name="Text_20_body">Mantener al usuario identificado de forma que, si cierra un servicio, el navegador o el ordenador y en otro momento u otro día vuelve a entrar en dicho servicio, seguirá identificado, facilitando así su navegación sin tener que volver a identificarse. Esta funcionalidad se puede suprimir si el usuario pulsa la funcionalidad [cerrar sesión], de forma que esta cookie se elimina y la próxima vez que entre en el servicio el usuario tendrá que iniciar sesión para estar identificado.</text:p>
      <text:p text:style-name="Text_20_body">Comprobar si el usuario está autorizado para acceder a ciertos servicios, por ejemplo, para participar en un concurso.</text:p>
      <text:p text:style-name="Text_20_body"><text:soft-page-break/>Adicionalmente, algunos servicios pueden utilizar conectores con redes sociales tales como Facebook o Twitter. Cuando el usuario se registra en un servicio con credenciales de una red social, autoriza a la red social a guardar una Cookie persistente que recuerda su identidad y le garantiza acceso a los servicios hasta que expira. El usuario puede borrar esta Cookie y revocar el acceso a los servicios mediante redes sociales actualizando sus preferencias en la red social que específica.</text:p>
      <text:h text:style-name="Heading_20_3" text:outline-level="3">Cookies de analíticas</text:h>
      <text:p text:style-name="Text_20_body">Cada vez que un usuario visita un servicio, una herramienta de un proveedor externo genera una cookie analítica en el ordenador del usuario. Esta cookie que sólo se genera en la visita, servirá en próximas visitas a los servicios de Iris Vilaseca Sáenz para identificar de forma anónima al visitante. Los objetivos principales que se persiguen son:</text:p>
      <text:p text:style-name="Text_20_body">Permitir la identificación anónima de los usuarios navegantes a través de la cookie (identifica navegadores y dispositivos, no personas) y por lo tanto la contabilización aproximada del número de visitantes y su tendencia en el tiempo.<text:line-break/>Identificar de forma anónima los contenidos más visitados y por lo tanto más atractivos para los usuarios Saber si el usuario que está accediendo es nuevo o repite visita.</text:p>
      <text:p text:style-name="Text_20_body">Importante: Salvo que el usuario decida registrarse en un servicio de Iris Vilaseca Sáenz, la cookie nunca irá asociada a ningún dato de carácter personal que pueda identificarle. Dichas cookies sólo serán utilizadas con propósitos estadísticos que ayuden a la optimización de la experiencia de los usuarios en el sitio.</text:p>
      <text:h text:style-name="Heading_20_3" text:outline-level="3">Cookies de publicidad</text:h>
      <text:p text:style-name="Text_20_body">Este tipo de cookies permiten ampliar la información de los anuncios mostrados a cada usuario anónimo en los servicios de Iris Vilaseca Sáenz. Entre otros, se almacena la duración o frecuencia de visualización de posiciones publicitarias, la interacción con las mismas, o los patrones de navegación y/o comportamientos del usuario ya que ayudan a conformar un perfil de interés publicitario. De este modo, permiten ofrecer publicidad afín a los intereses del usuario.</text:p>
      <text:h text:style-name="Heading_20_3" text:outline-level="3">Cookies publicitarias de terceros</text:h>
      <text:p text:style-name="Text_20_body">Además de la publicidad gestionada por las webs de Iris Vilaseca Sáenz en sus servicios, las webs de Iris Vilaseca Sáenz ofrecen a sus anunciantes la opción de servir anuncios a través de terceros (“Ad-Servers”). De este modo, estos terceros pueden almacenar cookies enviadas desde los servicios de Iris Vilaseca Sáenz procedentes de los navegadores de los usuarios, así como acceder a los datos que en ellas se guardan.</text:p>
      <text:p text:style-name="Text_20_body">Las empresas que generan estas cookies tienen sus propias políticas de privacidad. En la actualidad, las webs de Iris Vilaseca Sáenz utilizan la plataforma Doubleclick (Google) para gestionar estos servicios. Para más información, acuda a</text:p>
      <text:p text:style-name="Text_20_body"><text:a xlink:type="simple" xlink:href="http://www.google.es/policies/privacy/ads/#toc-doubleclick" text:style-name="Internet_20_link" text:visited-style-name="Visited_20_Internet_20_Link">http://www.google.es/policies/privacy/ads/#toc-doubleclick</text:a> y a <text:a xlink:type="simple" xlink:href="http://www.google.es/policies/privacy/ads/" text:style-name="Internet_20_link" text:visited-style-name="Visited_20_Internet_20_Link">http://www.google.es/policies/privacy/ads/</text:a>.</text:p>
      <text:h text:style-name="Heading_20_3" text:outline-level="3"><text:soft-page-break/>¿Cómo puedo deshabilitar las cookies en mi navegador?</text:h>
      <text:p text:style-name="Text_20_body">Se pueden configurar los diferentes navegadores para avisar al usuario de la recepción de cookies y, si se desea, impedir su instalación en el equipo. Asimismo, el usuario puede revisar en su navegador qué cookies tiene instaladas y cuál es el plazo de caducidad de las mismas, pudiendo eliminarlas.</text:p>
      <text:p text:style-name="Text_20_body">Para ampliar esta información consulte las instrucciones y manuales de su navegador:</text:p>
      <text:p text:style-name="Text_20_body">Para más información sobre la administración de las cookies en Google Chrome: <text:a xlink:type="simple" xlink:href="https://support.google.com/chrome/answer/95647?hl=es" text:style-name="Internet_20_link" text:visited-style-name="Visited_20_Internet_20_Link">https://support.google.com/chrome/answer/95647?hl=es</text:a> </text:p>
      <text:p text:style-name="Text_20_body">Para más información sobre la administración de las cookies en Internet Explorer: <text:a xlink:type="simple" xlink:href="http://windows.microsoft.com/es-es/windows-vista/cookies-frequently-asked-questions" text:style-name="Internet_20_link" text:visited-style-name="Visited_20_Internet_20_Link">http://windows.microsoft.com/es-es/windows-vista/cookies-frequently-asked-questions</text:a> </text:p>
      <text:p text:style-name="Text_20_body">Para más información sobre la administración de las cookies en Mozilla Firefox: <text:a xlink:type="simple" xlink:href="http://support.mozilla.org/es/kb/habilitar-y-deshabilitar-cookies-que-los-sitios-we%20" text:style-name="Internet_20_link" text:visited-style-name="Visited_20_Internet_20_Link">http://support.mozilla.org/es/kb/habilitar-y-deshabilitar-cookies-que-los-sitios-we </text:a></text:p>
      <text:p text:style-name="Text_20_body">Para más información sobre la administración de las cookies en Safari: <text:a xlink:type="simple" xlink:href="http://www.apple.com/es/privacy/use-of-cookies/%20" text:style-name="Internet_20_link" text:visited-style-name="Visited_20_Internet_20_Link">http://www.apple.com/es/privacy/use-of-cookies/ </text:a></text:p>
      <text:p text:style-name="Text_20_body">Para más información sobre la administración de las cookies en Opera: <text:a xlink:type="simple" xlink:href="http://help.opera.com/Windows/11.50/es-ES/cookies.html" text:style-name="Internet_20_link" text:visited-style-name="Visited_20_Internet_20_Link">http://help.opera.com/Windows/11.50/es-ES/cookies.html</text:a> </text:p>
      <text:p text:style-name="Text_20_body">Si desea dejar de ser seguido por Google Analytics visite: <text:a xlink:type="simple" xlink:href="http://tools.google.com/dlpage/gaoptout" text:style-name="Internet_20_link" text:visited-style-name="Visited_20_Internet_20_Link">http://tools.google.com/dlpage/gaoptout</text:a> </text:p>
      <text:h text:style-name="Heading_20_3" text:outline-level="3">Para saber más sobre las cookies</text:h>
      <text:p text:style-name="Text_20_body">Puede obtener más información sobre la publicidad online basada en el comportamiento y la privacidad online en el siguiente enlace: <text:a xlink:type="simple" xlink:href="http://www.youronlinechoices.com/es/" text:style-name="Internet_20_link" text:visited-style-name="Visited_20_Internet_20_Link">http://www.youronlinechoices.com/es/</text:a> </text:p>
      <text:p text:style-name="Text_20_body">Protección de datos de Google Analytics: <text:a xlink:type="simple" xlink:href="http://www.google.com/analytics/learn/privacy.html" text:style-name="Internet_20_link" text:visited-style-name="Visited_20_Internet_20_Link">http://www.google.com/analytics/learn/privacy.html</text:a> </text:p>
      <text:p text:style-name="Text_20_body">Cómo usa Google Analytics las cookies: <text:a xlink:type="simple" xlink:href="https://developers.google.com/analytics/devguides/collection/analyticsjs/cookie-usage?hl=es#analyticsjs" text:style-name="Internet_20_link" text:visited-style-name="Visited_20_Internet_20_Link">https://developers.google.com/analytics/devguides/collection/analyticsjs/cookie-usage?hl=es#analyticsjs</text:a> </text:p>
      <text:h text:style-name="Heading_20_3" text:outline-level="3">Actualizaciones y cambios en la política de privacidad/cookies</text:h>
      <text:p text:style-name="Text_20_body">Las webs de Iris Vilaseca Sáenz pueden modificar esta Política de Cookies en función de exigencias legislativas, reglamentarias, o con la finalidad de adaptar dicha política a las instrucciones dictadas por la Agencia Española de Protección de Datos, por ello se aconseja a los usuarios que la visiten periódicamente.</text:p>
      <text:p text:style-name="Text_20_body">Cuando se produzcan cambios significativos en esta Política de Cookies, estos se comunicarán a los usuarios bien mediante la web o a través de correo electrónico a los usuarios registrados.</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POLÍTICA DE PRIVACIDAD DEL SITIO WEB</text:h>
      <text:h text:style-name="Heading_20_4" text:outline-level="4">irisvilaseca.com</text:h>
      <text:h text:style-name="Heading_20_3" text:outline-level="3">I. POLÍTICA DE PRIVACIDAD Y PROTECCIÓN DE DATOS</text:h>
      <text:p text:style-name="Text_20_body">Respetando lo establecido en la legislación vigente, Iris Vilaseca (en adelante, también Sitio Web) se compromete a adoptar las medidas técnicas y organizativas necesarias, según el nivel de seguridad adecuado al riesgo de los datos recogidos.</text:p>
      <text:h text:style-name="Heading_20_4" text:outline-level="4">Leyes que incorpora esta política de privacidad</text:h>
      <text:p text:style-name="Text_20_body">Esta política de privacidad está adaptada a la normativa española y europea vigente en materia de protección de datos personales en internet. En concreto, la misma respeta las siguientes normas:</text:p>
      <text:list text:style-name="L1">
        <text:list-item>
          <text:p text:style-name="P2">El Reglamento (UE) 2016/679 del Parlamento Europeo y del Consejo, de 27 de abril de 2016, relativo a la protección de las personas físicas en lo que respecta al tratamiento de datos personales y a la libre circulación de estos datos (RGPD). </text:p>
        </text:list-item>
        <text:list-item>
          <text:p text:style-name="P2">La Ley Orgánica 3/2018, de 5 de diciembre, de Protección de Datos Personales y garantía de los derechos digitales (LOPD-GDD). </text:p>
        </text:list-item>
        <text:list-item>
          <text:p text:style-name="P2">El Real Decreto 1720/2007, de 21 de diciembre, por el que se aprueba el Reglamento de desarrollo de la Ley Orgánica 15/1999, de 13 de diciembre, de Protección de Datos de Carácter Personal (RDLOPD). </text:p>
        </text:list-item>
        <text:list-item>
          <text:p text:style-name="P1">La Ley 34/2002, de 11 de julio, de Servicios de la Sociedad de la Información y de Comercio Electrónico (LSSI-CE). </text:p>
        </text:list-item>
      </text:list>
      <text:h text:style-name="Heading_20_4" text:outline-level="4">Identidad del responsable del tratamiento de los datos personales</text:h>
      <text:p text:style-name="Text_20_body">Dirección: Rambla Poblenou 161 Barce</text:p>
      <text:p text:style-name="Text_20_body">Teléfono de contacto: 697151263</text:p>
      <text:p text:style-name="Text_20_body">Email de contacto: iris.vilaseca1998@gmail.com</text:p>
      <text:h text:style-name="Heading_20_4" text:outline-level="4">Registro de Datos de Carácter Personal</text:h>
      <text:p text:style-name="Text_20_body">En cumplimiento de lo establecido en el RGPD y la LOPD-GDD, le informamos que los datos personales recabados por Iris Vilaseca, mediante los formularios extendidos en sus páginas quedarán incorporados y serán tratados en nuestro fichero con el fin de poder facilitar, agilizar y cumplir los compromisos establecidos entre Iris Vilaseca y el Usuario o el mantenimiento de la relación que se establezca en los formularios que este rellene, o para atender una solicitud o consulta del mismo. Asimismo, de conformidad con lo previsto en el RGPD y la LOPD-GDD, salvo que sea de aplicación la excepción prevista en el artículo 30.5 del RGPD, se mantine un registro de actividades de tratamiento que especifica, según sus finalidades, las actividades de tratamiento llevadas a cabo y las demás circunstancias establecidas en el RGPD.</text:p>
      <text:h text:style-name="Heading_20_4" text:outline-level="4">Principios aplicables al tratamiento de los datos personales</text:h>
      <text:p text:style-name="Text_20_body">El tratamiento de los datos personales del Usuario se someterá a los siguientes principios recogidos en el artículo 5 del RGPD y en el artículo 4 y siguientes de la Ley Orgánica 3/2018, de 5 de diciembre, de Protección de Datos Personales y garantía de los derechos digitales:</text:p>
      <text:list text:style-name="L2">
        <text:list-item>
          <text:p text:style-name="P4"><text:soft-page-break/>Principio de licitud, lealtad y transparencia: se requerirá en todo momento el consentimiento del Usuario previa información completamente transparente de los fines para los cuales se recogen los datos personales. </text:p>
        </text:list-item>
        <text:list-item>
          <text:p text:style-name="P4">Principio de limitación de la finalidad: los datos personales serán recogidos con fines determinados, explícitos y legítimos. </text:p>
        </text:list-item>
        <text:list-item>
          <text:p text:style-name="P4">Principio de minimización de datos: los datos personales recogidos serán únicamente los estrictamente necesarios en relación con los fines para los que son tratados. </text:p>
        </text:list-item>
        <text:list-item>
          <text:p text:style-name="P4">Principio de exactitud: los datos personales deben ser exactos y estar siempre actualizados. </text:p>
        </text:list-item>
        <text:list-item>
          <text:p text:style-name="P4">Principio de limitación del plazo de conservación: los datos personales solo serán mantenidos de forma que se permita la identificación del Usuario durante el tiempo necesario para los fines de su tratamiento. </text:p>
        </text:list-item>
        <text:list-item>
          <text:p text:style-name="P4">Principio de integridad y confidencialidad: los datos personales serán tratados de manera que se garantice su seguridad y confidencialidad. </text:p>
        </text:list-item>
        <text:list-item>
          <text:p text:style-name="P3">Principio de responsabilidad proactiva: el Responsable del tratamiento será responsable de asegurar que los principios anteriores se cumplen. </text:p>
        </text:list-item>
      </text:list>
      <text:h text:style-name="Heading_20_4" text:outline-level="4">Categorías de datos personales</text:h>
      <text:p text:style-name="Text_20_body">Las categorías de datos que se tratan en Iris Vilaseca son únicamente datos identificativos. En ningún caso, se tratan categorías especiales de datos personales en el sentido del artículo 9 del RGPD.</text:p>
      <text:h text:style-name="Heading_20_4" text:outline-level="4">Base legal para el tratamiento de los datos personales</text:h>
      <text:p text:style-name="Text_20_body">La base legal para el tratamiento de los datos personales es el consentimiento. Iris Vilaseca se compromete a recabar el consentimiento expreso y verificable del Usuario para el tratamiento de sus datos personales para uno o varios fines específicos.</text:p>
      <text:p text:style-name="Text_20_body">El Usuario tendrá derecho a retirar su consentimiento en cualquier momento. Será tan fácil retirar el consentimiento como darlo. Como regla general, la retirada del consentimiento no condicionará el uso del Sitio Web.</text:p>
      <text:p text:style-name="Text_20_body">En las ocasiones en las que el Usuario deba o pueda facilitar sus datos a través de formularios para realizar consultas, solicitar información o por motivos relacionados con el contenido del Sitio Web, se le informará en caso de que la cumplimentación de alguno de ellos sea obligatoria debido a que los mismos sean imprescindibles para el correcto desarrollo de la operación realizada.</text:p>
      <text:h text:style-name="Heading_20_4" text:outline-level="4">Fines del tratamiento a que se destinan los datos personales</text:h>
      <text:p text:style-name="Text_20_body">Los datos personales son recabados y gestionados por Iris Vilaseca con la finalidad de poder facilitar, agilizar y cumplir los compromisos establecidos entre el Sitio Web y el Usuario o el mantenimiento de la relación que se establezca en los formularios que este último rellene o para atender una solicitud o consulta.</text:p>
      <text:p text:style-name="Text_20_body">Igualmente, los datos podrán ser utilizados con una finalidad comercial de personalización, operativa y estadística, y actividades propias del objeto social de Iris Vilaseca, así como para la extracción, almacenamiento de datos y estudios de marketing para adecuar el Contenido ofertado al Usuario, así como mejorar la calidad, funcionamiento y navegación por el Sitio Web.</text:p>
      <text:p text:style-name="Text_20_body"><text:soft-page-break/>En el momento en que se obtengan los datos personales, se informará al Usuario acerca del fin o fines específicos del tratamiento a que se destinarán los datos personales; es decir, del uso o usos que se dará a la información recopilada.</text:p>
      <text:h text:style-name="Heading_20_4" text:outline-level="4">Períodos de retención de los datos personales</text:h>
      <text:p text:style-name="Text_20_body">Los datos personales solo serán retenidos durante el tiempo mínimo necesario para los fines de su tratamiento y, en todo caso, únicamente durante el siguiente plazo: 3 meses, o hasta que el Usuario solicite su supresión.</text:p>
      <text:p text:style-name="Text_20_body">En el momento en que se obtengan los datos personales, se informará al Usuario acerca del plazo durante el cual se conservarán los datos personales o, cuando eso no sea posible, los criterios utilizados para determinar este plazo.</text:p>
      <text:h text:style-name="Heading_20_4" text:outline-level="4">Destinatarios de los datos personales</text:h>
      <text:p text:style-name="Text_20_body">Los datos personales del Usuario no serán compartidos con terceros.</text:p>
      <text:p text:style-name="Text_20_body">En cualquier caso, en el momento en que se obtengan los datos personales, se informará al Usuario acerca de los destinatarios o las categorías de destinatarios de los datos personales.</text:p>
      <text:h text:style-name="Heading_20_4" text:outline-level="4">Datos personales de menores de edad</text:h>
      <text:p text:style-name="Text_20_body">Respetando lo establecido en los artículos 8 del RGPD y 7 de la Ley Orgánica 3/2018, de 5 de diciembre, de Protección de Datos Personales y garantía de los derechos digitales, solo los mayores de 14 años podrán otorgar su consentimiento para el tratamiento de sus datos personales de forma lícita por Iris Vilaseca. Si se trata de un menor de 14 años, será necesario el consentimiento de los padres o tutores para el tratamiento, y este solo se considerará lícito en la medida en la que los mismos lo hayan autorizado.</text:p>
      <text:h text:style-name="Heading_20_4" text:outline-level="4">Secreto y seguridad de los datos personales</text:h>
      <text:p text:style-name="Text_20_body">Iris Vilaseca se compromete a adoptar las medidas técnicas y organizativas necesarias, según el nivel de seguridad adecuado al riesgo de los datos recogidos, de forma que se garantice la seguridad de los datos de carácter personal y se evite la destrucción, pérdida o alteración accidental o ilícita de datos personales transmitidos, conservados o tratados de otra forma, o la comunicación o acceso no autorizados a dichos datos.</text:p>
      <text:p text:style-name="Text_20_body">Sin embargo, debido a que Iris Vilaseca no puede garantizar la inexpugabilidad de internet ni la ausencia total de hackers u otros que accedan de modo fraudulento a los datos personales, el Responsable del tratamiento se compromete a comunicar al Usuario sin dilación indebida cuando ocurra una violación de la seguridad de los datos personales que sea probable que entrañe un alto riesgo para los derechos y libertades de las personas físicas. Siguiendo lo establecido en el artículo 4 del RGPD, se entiende por violación de la seguridad de los datos personales toda violación de la seguridad que ocasione la destrucción, pérdida o alteración accidental o ilícita de datos personales transmitidos, conservados o tratados de otra forma, o la comunicación o acceso no autorizados a dichos datos.</text:p>
      <text:p text:style-name="Text_20_body">Los datos personales serán tratados como confidenciales por el Responsable del tratamiento, quien se compromete a informar de y a garantizar por medio de una obligación legal o contractual que dicha confidencialidad sea respetada por sus empleados, asociados, y toda persona a la cual le haga accesible la información.</text:p>
      <text:h text:style-name="Heading_20_4" text:outline-level="4"><text:soft-page-break/>Derechos derivados del tratamiento de los datos personales</text:h>
      <text:p text:style-name="Text_20_body">El Usuario tiene sobre Iris Vilaseca y podrá, por tanto, ejercer frente al Responsable del tratamiento los siguientes derechos reconocidos en el RGPD y la Ley Orgánica 3/2018, de 5 de diciembre, de Protección de Datos Personales y garantía de los derechos digitales:</text:p>
      <text:list text:style-name="L3">
        <text:list-item>
          <text:p text:style-name="P6"><text:span text:style-name="T1">Derecho de acceso:</text:span> Es el derecho del Usuario a obtener confirmación de si Iris Vilaseca está tratando o no sus datos personales y, en caso afirmativo, obtener información sobre sus datos concretos de carácter personal y del tratamiento que Iris Vilaseca haya realizado o realice, así como, entre otra, de la información disponible sobre el origen de dichos datos y los destinatarios de las comunicaciones realizadas o previstas de los mismos. </text:p>
        </text:list-item>
        <text:list-item>
          <text:p text:style-name="P6"><text:span text:style-name="T1">Derecho de rectificación:</text:span> Es el derecho del Usuario a que se modifiquen sus datos personales que resulten ser inexactos o, teniendo en cuenta los fines del tratamiento, incompletos. </text:p>
        </text:list-item>
        <text:list-item>
          <text:p text:style-name="P6"><text:span text:style-name="T1">Derecho de supresión ("el derecho al olvido"):</text:span> Es el derecho del Usuario, siempre que la legislación vigente no establezca lo contrario, a obtener la supresión de sus datos personales cuando estos ya no sean necesarios para los fines para los cuales fueron recogidos o tratados; el Usuario haya retirado su consentimiento al tratamiento y este no cuente con otra base legal; el Usuario se oponga al tratamiento y no exista otro motivo legítimo para continuar con el mismo; los datos personales hayan sido tratados ilícitamentemente; los datos personales deban suprimirse en cumplimiento de una obligación legal; o los datos personales hayan sido obtenidos producto de una oferta directa de servicios de la sociedad de la información a un menor de 14 años. Además de suprimir los datos, el Responsable del tratamiento, teniendo en cuenta la tecnología disponible y el coste de su aplicación, deberá adoptar medidas razonables para informar a los responsables que estén tratando los datos personales de la solicitud del interesado de supresión de cualquier enlace a esos datos personales. </text:p>
        </text:list-item>
        <text:list-item>
          <text:p text:style-name="P6"><text:span text:style-name="T1">Derecho a la limitación del tratamiento:</text:span> Es el derecho del Usuario a limitar el tratamiento de sus datos personales. El Usuario tiene derecho a obtener la limitación del tratamiento cuando impugne la exactitud de sus datos personales; el tratamiento sea ilícito; el Responsable del tratamiento ya no necesite los datos personales, pero el Usuario lo necesite para hacer reclamaciones; y cuando el Usuario se haya opuesto al tratamiento. </text:p>
        </text:list-item>
        <text:list-item>
          <text:p text:style-name="P6"><text:span text:style-name="T1">Derecho a la portabilidad de los datos:</text:span> En caso de que el tratamiento se efectúe por medios automatizados, el Usuario tendrá derecho a recibir del Responsable del tratamiento sus datos personales en un formato estructurado, de uso común y lectura mecánica, y a transmitirlos a otro responsable del tratamiento. Siempre que sea técnicamente posible, el Responsable del tratamiento transmitirá directamente los datos a ese otro responsable. </text:p>
        </text:list-item>
        <text:list-item>
          <text:p text:style-name="P6"><text:span text:style-name="T1">Derecho de oposición:</text:span> Es el derecho del Usuario a que no se lleve a cabo el tratamiento de sus datos de carácter personal o se cese el tratamiento de los mismos por parte de Iris Vilaseca. </text:p>
        </text:list-item>
        <text:list-item>
          <text:p text:style-name="P5"><text:span text:style-name="T1">Derecho a no ser a no ser objeto de una decisión basada únicamente en el tratamiento automatizado, incluida la elaboración de perfiles:</text:span> Es el derecho del Usuario a no ser objeto de una decisión individualizada basada únicamente en el tratamiento automatizado de sus datos personales, incluida la elaboración de perfiles, existente salvo que la legislación vigente establezca lo contrario. </text:p>
        </text:list-item>
      </text:list>
      <text:p text:style-name="Text_20_body"><text:soft-page-break/>Así pues, el Usuario podrá ejercitar sus derechos mediante comunicación escrita dirigida al Responsable del tratamiento con la referencia "RGPD-irisvilaseca.com", especificando:</text:p>
      <text:list text:style-name="L4">
        <text:list-item>
          <text:p text:style-name="P8">Nombre, apellidos del Usuario y copia del DNI. En los casos en que se admita la representación, será también necesaria la identificación por el mismo medio de la persona que representa al Usuario, así como el documento acreditativo de la representación. La fotocopia del DNI podrá ser sustituida, por cualquier otro medio válido en derecho que acredite la identidad. </text:p>
        </text:list-item>
        <text:list-item>
          <text:p text:style-name="P8">Petición con los motivos específicos de la solicitud o información a la que se quiere acceder. </text:p>
        </text:list-item>
        <text:list-item>
          <text:p text:style-name="P8">Domicilio a efecto de notificaciones. </text:p>
        </text:list-item>
        <text:list-item>
          <text:p text:style-name="P8">Fecha y firma del solicitante. </text:p>
        </text:list-item>
        <text:list-item>
          <text:p text:style-name="P7">Todo documento que acredite la petición que formula. </text:p>
        </text:list-item>
      </text:list>
      <text:p text:style-name="Text_20_body">Esta solicitud y todo otro documento adjunto podrá enviarse a la siguiente dirección y/o correo electrónico:</text:p>
      <text:p text:style-name="Text_20_body">Dirección postal: Rambla Poblenou 161 Barce</text:p>
      <text:p text:style-name="Text_20_body">Correo electrónico: iris.vilaseca1998@gmail.com</text:p>
      <text:h text:style-name="Heading_20_4" text:outline-level="4">Enlaces a sitios web de terceros</text:h>
      <text:p text:style-name="Text_20_body">El Sitio Web puede incluir hipervínculos o enlaces que permiten acceder a páginas web de terceros distintos de Iris Vilaseca, y que por tanto no son operados por Iris Vilaseca. Los titulares de dichos sitios web dispondrán de sus propias políticas de protección de datos, siendo ellos mismos, en cada caso, responsables de sus propios ficheros y de sus propias prácticas de privacidad.</text:p>
      <text:h text:style-name="Heading_20_4" text:outline-level="4">Reclamaciones ante la autoridad de control</text:h>
      <text:p text:style-name="Text_20_body">En caso de que el Usuario considere que existe un problema o infracción de la normativa vigente en la forma en la que se están tratando sus datos personales, tendrá derecho a la tutela judicial efectiva y a presentar una reclamación ante una autoridad de control, en particular, en el Estado en el que tenga su residencia habitual, lugar de trabajo o lugar de la supuesta infracción. En el caso de España, la autoridad de control es la Agencia Española de Protección de Datos (http://www.agpd.es).</text:p>
      <text:h text:style-name="Heading_20_3" text:outline-level="3">II. ACEPTACIÓN Y CAMBIOS EN ESTA POLÍTICA DE PRIVACIDAD</text:h>
      <text:p text:style-name="Text_20_body">Es necesario que el Usuario haya leído y esté conforme con las condiciones sobre la protección de datos de carácter personal contenidas en esta Política de Privacidad, así como que acepte el tratamiento de sus datos personales para que el Responsable del tratamiento pueda proceder al mismo en la forma, durante los plazos y para las finalidades indicadas. El uso del Sitio Web implicará la aceptación de la Política de Privacidad del mismo.</text:p>
      <text:p text:style-name="Text_20_body">Iris Vilaseca se reserva el derecho a modificar su Política de Privacidad, de acuerdo a su propio criterio, o motivado por un cambio legislativo, jurisprudencial o doctrinal de la Agencia Española de Protección de Datos. Los cambios o actualizaciones de esta Política de Privacidad no serán notificados de forma explícita al Usuario. Se recomienda al Usuario consultar esta página de forma periódica para estar al tanto de los últimos cambios o actualizaciones.</text:p>
      <text:p text:style-name="Text_20_body">Esta Política de Privacidad fue actualizada para adaptarse al Reglamento (UE) 2016/679 del Parlamento Europeo y del Consejo, de 27 de abril de 2016, relativo a la protección de las personas <text:soft-page-break/>físicas en lo que respecta al tratamiento de datos personales y a la libre circulación de estos datos (RGPD) y a la Ley Orgánica 3/2018, de 5 de diciembre, de Protección de Datos Personales y garantía de los derechos digitales.</text:p>
      <text:p text:style-name="Text_20_body">Este documento de Política de Privacidad de un sitio web ha sido creado mediante el generador de <text:a xlink:type="simple" xlink:href="https://legales.zimrre.com/" text:style-name="Internet_20_link" text:visited-style-name="Visited_20_Internet_20_Link">plantilla de política de privacidad</text:a> online el día 01/07/2021.</text:p>
      <text:h text:style-name="Heading_20_2" text:outline-level="2">AVISO LEGAL Y CONDICIONES GENERALES DE USO</text:h>
      <text:h text:style-name="Heading_20_4" text:outline-level="4">irisvilaseca.com</text:h>
      <text:h text:style-name="Heading_20_3" text:outline-level="3">I. INFORMACIÓN GENERAL</text:h>
      <text:p text:style-name="Text_20_body">En cumplimiento con el deber de información dispuesto en la Ley 34/2002 de Servicios de la Sociedad de la Información y el Comercio Electrónico (LSSI-CE) de 11 de julio, se facilitan a continuación los siguientes datos de información general de este sitio web:</text:p>
      <text:p text:style-name="Text_20_body">La titularidad de este sitio web, irisvilaseca.com, (en adelante, Sitio Web) la ostenta: Iris Vilaseca Sáenz, con NIF: 46422472P, y cuyos datos de contacto son:</text:p>
      <text:p text:style-name="Text_20_body">Dirección: </text:p>
      <text:p text:style-name="Text_20_body">Teléfono de contacto: 697151263</text:p>
      <text:p text:style-name="Text_20_body">Email de contacto: iris.vilaseca1998@gmail.com</text:p>
      <text:h text:style-name="Heading_20_3" text:outline-level="3">II. TÉRMINOS Y CONDICIONES GENERALES DE USO</text:h>
      <text:h text:style-name="Heading_20_4" text:outline-level="4">El objeto de las condiciones: El Sitio Web</text:h>
      <text:p text:style-name="Text_20_body">El objeto de las presentes Condiciones Generales de Uso (en adelante, Condiciones) es regular el acceso y la utilización del Sitio Web. A los efectos de las presentes Condiciones se entenderá como Sitio Web: la apariencia externa de los interfaces de pantalla, tanto de forma estática como de forma dinámica, es decir, el árbol de navegación; y todos los elementos integrados tanto en los interfaces de pantalla como en el árbol de navegación (en adelante, Contenidos) y todos aquellos servicios o recursos en línea que en su caso ofrezca a los Usuarios (en adelante, Servicios).</text:p>
      <text:p text:style-name="Text_20_body">Iris Vilaseca se reserva la facultad de modificar, en cualquier momento, y sin aviso previo, la presentación y configuración del Sitio Web y de los Contenidos y Servicios que en él pudieran estar incorporados. El Usuario reconoce y acepta que en cualquier momento Iris Vilaseca pueda interrumpir, desactivar y/o cancelar cualquiera de estos elementos que se integran en el Sitio Web o el acceso a los mismos.</text:p>
      <text:p text:style-name="Text_20_body">El acceso al Sitio Web por el Usuario tiene carácter libre y, por regla general, es gratuito sin que el Usuario tenga que proporcionar una contraprestación para poder disfrutar de ello, salvo en lo relativo al coste de conexión a través de la red de telecomunicaciones suministrada por el proveedor de acceso que hubiere contratado el Usuario.</text:p>
      <text:p text:style-name="Text_20_body">La utilización de alguno de los Contenidos o Servicios del Sitio Web podrá hacerse mediante la suscripción o registro previo del Usuario.</text:p>
      <text:h text:style-name="Heading_20_4" text:outline-level="4"><text:soft-page-break/>El Usuario</text:h>
      <text:p text:style-name="Text_20_body">El acceso, la navegación y uso del Sitio Web, confiere la condición de Usuario, por lo que se aceptan, desde que se inicia la navegación por el Sitio Web, todas las Condiciones aquí establecidas, así como sus ulteriores modificaciones, sin perjuicio de la aplicación de la correspondiente normativa legal de obligado cumplimiento según el caso. Dada la relevancia de lo anterior, se recomienda al Usuario leerlas cada vez que visite el Sitio Web.</text:p>
      <text:p text:style-name="Text_20_body">El Sitio Web de Iris Vilaseca proporciona gran diversidad de información, servicios y datos. El Usuario asume su responsabilidad para realizar un uso correcto del Sitio Web. Esta responsabilidad se extenderá a:</text:p>
      <text:list text:style-name="L5">
        <text:list-item>
          <text:p text:style-name="P10">Un uso de la información, Contenidos y/o Servicios y datos ofrecidos por Iris Vilaseca sin que sea contrario a lo dispuesto por las presentes Condiciones, la Ley, la moral o el orden público, o que de cualquier otro modo puedan suponer lesión de los derechos de terceros o del mismo funcionamiento del Sitio Web. </text:p>
        </text:list-item>
        <text:list-item>
          <text:p text:style-name="P9">La veracidad y licitud de las informaciones aportadas por el Usuario en los formularios extendidos por Iris Vilaseca para el acceso a ciertos Contenidos o Servicios ofrecidos por el Sitio Web. En todo caso, el Usuario notificará de forma inmediata a Iris Vilaseca acerca de cualquier hecho que permita el uso indebido de la información registrada en dichos formularios, tales como, pero no sólo, el robo, extravío, o el acceso no autorizado a identificadores y/o contraseñas, con el fin de proceder a su inmediata cancelación. </text:p>
        </text:list-item>
      </text:list>
      <text:p text:style-name="Text_20_body">El mero acceso a este Sitio Web no supone entablar ningún tipo de relación de carácter comercial entre Iris Vilaseca y el Usuario.</text:p>
      <text:p text:style-name="Text_20_body">El Usuario declara ser mayor de edad y disponer de la capacidad jurídica suficiente para vincularse por las presentes Condiciones. Por lo tanto, este Sitio Web de Iris Vilaseca no se dirige a menores de edad. Iris Vilaseca declina cualquier responsabilidad por el incumplimiento de este requisito.</text:p>
      <text:h text:style-name="Heading_20_3" text:outline-level="3">III. ACCESO Y NAVEGACIÓN EN EL SITIO WEB: EXCLUSIÓN DE GARANTÍAS Y RESPONSABILIDAD</text:h>
      <text:p text:style-name="Text_20_body">Iris Vilaseca no garantiza la continuidad, disponibilidad y utilidad del Sitio Web, ni de los Contenidos o Servicios. Iris Vilaseca hará todo lo posible por el buen funcionamiento del Sitio Web, sin embargo, no se responsabiliza ni garantiza que el acceso a este Sitio Web no vaya a ser ininterrumpido o que esté libre de error.</text:p>
      <text:p text:style-name="Text_20_body">Tampoco se responsabiliza o garantiza que el contenido o software al que pueda accederse a través de este Sitio Web, esté libre de error o cause un daño al sistema informático (software y hardware) del Usuario. En ningún caso Iris Vilaseca será responsable por las pérdidas, daños o perjuicios de cualquier tipo que surjan por el acceso, navegación y el uso del Sitio Web, incluyéndose, pero no limitándose, a los ocasionados a los sistemas informáticos o los provocados por la introducción de virus.</text:p>
      <text:p text:style-name="Text_20_body">Iris Vilaseca tampoco se hace responsable de los daños que pudiesen ocasionarse a los usuarios por un uso inadecuado de este Sitio Web. En particular, no se hace responsable en modo alguno de las caídas, interrupciones, falta o defecto de las telecomunicaciones que pudieran ocurrir.</text:p>
      <text:h text:style-name="Heading_20_3" text:outline-level="3"><text:soft-page-break/>IV. POLÍTICA DE ENLACES</text:h>
      <text:p text:style-name="Text_20_body">Se informa que el Sitio Web de Iris Vilaseca pone o puede poner a disposición de los Usuarios medios de enlace (como, entre otros, links, banners, botones), directorios y motores de búsqueda que permiten a los Usuarios acceder a sitios web pertenecientes y/o gestionados por terceros.</text:p>
      <text:p text:style-name="Text_20_body">La instalación de estos enlaces, directorios y motores de búsqueda en el Sitio Web tiene por objeto facilitar a los Usuarios la búsqueda de y acceso a la información disponible en Internet, sin que pueda considerarse una sugerencia, recomendación o invitación para la visita de los mismos.</text:p>
      <text:p text:style-name="Text_20_body">Iris Vilaseca no ofrece ni comercializa por sí ni por medio de terceros los productos y/o servicios disponibles en dichos sitios enlazados.</text:p>
      <text:p text:style-name="Text_20_body">Iris Vilaseca ofrece contenidos patrocinados, anuncios y/o enlaces de afiliados. La información que aparece en estos enlaces de afiliados o los anuncios insertados, son facilitados por los propios anunciantes, por lo que Iris Vilaseca no se hace responsable de posibles inexactitudes o errores que pudieran contener los anuncios, ni garantiza en modo alguno la experiencia, integridad o responsabilidad de los anunciantes o la calidad de sus productos y/o servicios.</text:p>
      <text:p text:style-name="Text_20_body">Asimismo, tampoco garantizará la disponibilidad técnica, exactitud, veracidad, validez o legalidad de sitios ajenos a su propiedad a los que se pueda acceder por medio de los enlaces.</text:p>
      <text:p text:style-name="Text_20_body">Iris Vilaseca en ningún caso revisará o controlará el contenido de otros sitios web, así como tampoco aprueba, examina ni hace propios los productos y servicios, contenidos, archivos y cualquier otro material existente en los referidos sitios enlazados.</text:p>
      <text:p text:style-name="Text_20_body">Iris Vilaseca no asume ninguna responsabilidad por los daños y perjuicios que pudieran producirse por el acceso, uso, calidad o licitud de los contenidos, comunicaciones, opiniones, productos y servicios de los sitios web no gestionados por Iris Vilaseca y que sean enlazados en este Sitio Web.</text:p>
      <text:p text:style-name="Text_20_body">El Usuario o tercero que realice un hipervínculo desde una página web de otro, distinto, sitio web al Sitio Web de Iris Vilaseca deberá saber que:</text:p>
      <text:p text:style-name="Text_20_body">No se permite la reproducción —total o parcialmente— de ninguno de los Contenidos y/o Servicios del Sitio Web sin autorización expresa de Iris Vilaseca.</text:p>
      <text:p text:style-name="Text_20_body">No se permite tampoco ninguna manifestación falsa, inexacta o incorrecta sobre el Sitio Web de Iris Vilaseca, ni sobre los Contenidos y/o Servicios del mismo.</text:p>
      <text:p text:style-name="Text_20_body">A excepción del hipervínculo, el sitio web en el que se establezca dicho hiperenlace no contendrá ningún elemento, de este Sitio Web, protegido como propiedad intelectual por el ordenamiento jurídico español, salvo autorización expresa de Iris Vilaseca.</text:p>
      <text:p text:style-name="Text_20_body">El establecimiento del hipervínculo no implicará la existencia de relaciones entre Iris Vilaseca y el titular del sitio web desde el cual se realice, ni el conocimiento y aceptación de Iris Vilaseca de los contenidos, servicios y/o actividades ofrecidos en dicho sitio web, y viceversa.</text:p>
      <text:h text:style-name="Heading_20_3" text:outline-level="3">V. PROPIEDAD INTELECTUAL E INDUSTRIAL</text:h>
      <text:p text:style-name="Text_20_body">Iris Vilaseca por sí o como parte cesionaria, es titular de todos los derechos de propiedad intelectual e industrial del Sitio Web, así como de los elementos contenidos en el mismo (a título enunciativo y no exhaustivo, imágenes, sonido, audio, vídeo, software o textos, marcas o logotipos, combinaciones de colores, estructura y diseño, selección de materiales usados, programas de <text:soft-page-break/>ordenador necesarios para su funcionamiento, acceso y uso, etc.). Serán, por consiguiente, obras protegidas como propiedad intelectual por el ordenamiento jurídico español, siéndoles aplicables tanto la normativa española y comunitaria en este campo, como los tratados internacionales relativos a la materia y suscritos por España.</text:p>
      <text:p text:style-name="Text_20_body">Todos los derechos reservados. En virtud de lo dispuesto en la Ley de Propiedad Intelectual, quedan expresamente prohibidas la reproducción, la distribución y la comunicación pública, incluida su modalidad de puesta a disposición, de la totalidad o parte de los contenidos de esta página web, con fines comerciales, en cualquier soporte y por cualquier medio técnico, sin la autorización de Iris Vilaseca.</text:p>
      <text:p text:style-name="Text_20_body">El Usuario se compromete a respetar los derechos de propiedad intelectual e industrial de Iris Vilaseca. Podrá visualizar los elementos del Sitio Web o incluso imprimirlos, copiarlos y almacenarlos en el disco duro de su ordenador o en cualquier otro soporte físico siempre y cuando sea, exclusivamente, para su uso personal. El Usuario, sin embargo, no podrá suprimir, alterar, o manipular cualquier dispositivo de protección o sistema de seguridad que estuviera instalado en el Sitio Web.</text:p>
      <text:p text:style-name="Text_20_body">En caso de que el Usuario o tercero considere que cualquiera de los Contenidos del Sitio Web suponga una violación de los derechos de protección de la propiedad intelectual, deberá comunicarlo inmediatamente a Iris Vilaseca a través de los datos de contacto del apartado de INFORMACIÓN GENERAL de este Aviso Legal y Condiciones Generales de Uso.</text:p>
      <text:h text:style-name="Heading_20_3" text:outline-level="3">VI. ACCIONES LEGALES, LEGISLACIÓN APLICABLE Y JURISDICCIÓN</text:h>
      <text:p text:style-name="Text_20_body">Iris Vilaseca se reserva la facultad de presentar las acciones civiles o penales que considere necesarias por la utilización indebida del Sitio Web y Contenidos, o por el incumplimiento de las presentes Condiciones.</text:p>
      <text:p text:style-name="Text_20_body">La relación entre el Usuario y Iris Vilaseca se regirá por la normativa vigente y de aplicación en el territorio español. De surgir cualquier controversia en relación con la interpretación y/o a la aplicación de estas Condiciones las partes someterán sus conflictos a la jurisdicción ordinaria sometiéndose a los jueces y tribunales que correspondan conforme a derecho.</text:p>
      <text:p text:style-name="Text_20_body">Este documento de Aviso Legal y Condiciones Generales de uso del sitio web ha sido creado mediante el generador de <text:a xlink:type="simple" xlink:href="https://legales.zimrre.com/" text:style-name="Internet_20_link" text:visited-style-name="Visited_20_Internet_20_Link">plantilla de aviso legal y condiciones de uso</text:a> online el día 16/07/2021.</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31T14:06:02.667000000</meta:creation-date>
    <dc:date>2022-10-31T14:22:10.854000000</dc:date>
    <meta:editing-duration>PT16M9S</meta:editing-duration>
    <meta:editing-cycles>1</meta:editing-cycles>
    <meta:document-statistic meta:table-count="1" meta:image-count="0" meta:object-count="0" meta:page-count="13" meta:paragraph-count="191" meta:word-count="5752" meta:character-count="36721" meta:non-whitespace-character-count="31143"/>
    <meta:generator>LibreOffice/7.4.1.2$Windows_X86_64 LibreOffice_project/3c58a8f3a960df8bc8fd77b461821e42c061c5f0</meta:generator>
  </office:meta>
</office:document-meta>
</file>